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1f4abc" officeooo:paragraph-rsid="001f4abc"/>
    </style:style>
    <style:style style:name="P2"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1f4abc" officeooo:paragraph-rsid="001f4abc" style:font-weight-asian="bold" style:font-weight-complex="bold"/>
    </style:style>
    <style:style style:name="P3" style:family="paragraph" style:parent-style-name="Standard">
      <style:paragraph-properties fo:line-height="200%" fo:text-align="left" style:justify-single-word="false" fo:text-indent="0.5in" style:auto-text-indent="true"/>
      <style:text-properties style:text-underline-style="none" fo:font-weight="normal" officeooo:rsid="001f4abc" officeooo:paragraph-rsid="001f4abc" style:font-weight-asian="normal" style:font-weight-complex="normal"/>
    </style:style>
    <style:style style:name="P4" style:family="paragraph" style:parent-style-name="Standard">
      <style:paragraph-properties fo:line-height="200%" fo:text-align="left" style:justify-single-word="false" fo:text-indent="0.5in" style:auto-text-indent="true"/>
      <style:text-properties officeooo:rsid="002136c1" officeooo:paragraph-rsid="002136c1"/>
    </style:style>
    <style:style style:name="P5"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2136c1" officeooo:paragraph-rsid="002136c1" style:font-weight-asian="bold" style:font-weight-complex="bold"/>
    </style:style>
    <style:style style:name="P6" style:family="paragraph" style:parent-style-name="Standard">
      <style:paragraph-properties fo:line-height="200%" fo:text-align="left" style:justify-single-word="false" fo:text-indent="0.5in" style:auto-text-indent="true"/>
      <style:text-properties style:text-underline-style="none" fo:font-weight="normal" officeooo:rsid="002136c1" officeooo:paragraph-rsid="002136c1" style:font-weight-asian="normal" style:font-weight-complex="normal"/>
    </style:style>
    <style:style style:name="P7"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22835f" officeooo:paragraph-rsid="0022835f" style:font-style-asian="normal" style:font-weight-asian="bold" style:font-style-complex="normal" style:font-weight-complex="bold"/>
    </style:style>
    <style:style style:name="P8" style:family="paragraph" style:parent-style-name="Standard">
      <style:paragraph-properties fo:line-height="200%" fo:text-align="left" style:justify-single-word="false" fo:text-indent="0.5in" style:auto-text-indent="true"/>
      <style:text-properties fo:font-style="normal" style:text-underline-style="none" fo:font-weight="normal" officeooo:rsid="0022835f" officeooo:paragraph-rsid="0022835f" style:font-style-asian="normal" style:font-weight-asian="normal" style:font-style-complex="normal" style:font-weight-complex="normal"/>
    </style:style>
    <style:style style:name="P9" style:family="paragraph" style:parent-style-name="Standard">
      <style:paragraph-properties fo:line-height="200%" fo:text-align="left" style:justify-single-word="false" fo:text-indent="0.5in" style:auto-text-indent="true"/>
      <style:text-properties fo:font-style="normal" style:text-underline-style="none" fo:font-weight="normal" officeooo:rsid="0023cd81" officeooo:paragraph-rsid="0023cd81" style:font-style-asian="normal" style:font-weight-asian="normal" style:font-style-complex="normal" style:font-weight-complex="normal"/>
    </style:style>
    <style:style style:name="P10"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23cd81" officeooo:paragraph-rsid="0023cd81" style:font-style-asian="normal" style:font-weight-asian="bold" style:font-style-complex="normal" style:font-weight-complex="bold"/>
    </style:style>
    <style:style style:name="T1" style:family="text">
      <style:text-properties officeooo:rsid="002136c1"/>
    </style:style>
    <style:style style:name="T2" style:family="text">
      <style:text-properties officeooo:rsid="0022835f"/>
    </style:style>
    <style:style style:name="T3" style:family="text">
      <style:text-properties fo:font-style="italic" officeooo:rsid="0022835f"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28:1-10 – The Resurrection</text:p>
      <text:p text:style-name="P1">(read text)</text:p>
      <text:p text:style-name="P2">Preface</text:p>
      <text:p text:style-name="P3"><text:tab/>Today is Resurrection Sunday, we celebrate the death, burial and resurrection of one man that man is Jesus of Nazareth. He was not just a man, however, he was also God. He was fully God and fully human. While the events leading up to the resurrection were sad, unfair and demonic what came after is why we are all here today. The world loves to celebrate the baby in a manger, they love to celebrate the baby Jesus, but few love to celebrate the resurrected Son of God. Without the Resurrection the Birth would not have any meaning. You cannot have the virgin birth without the resurrection. Without the resurrection there would not be Christianity and as stated above no reason for all of us to meet this morning. Today we will be doing things a bit different from how I normally preach. I will be giving various accounts of the participants and their reactions.</text:p>
      <text:p text:style-name="P2">The Romans</text:p>
      <text:p text:style-name="P3"><text:tab/>A. Lets begin with Palm Sunday. We call it Palm Sunday the Romans called it just another day.. A man who others are claiming “King of the Jews” is arriving on a colt of a donkey. Although He is preaching peace, His followers look to be getting ready for war</text:p>
      <text:p text:style-name="P3"><text:tab/>B. Fast forward to Friday, the chief priests approach Pilate saying they have arrested this man, Jesus, and they want him crucified. Pilate questions, and subsequently finds no fault.</text:p>
      <text:p text:style-name="P3"><text:tab/>C. Despite Pilate not wanting to do anything keeps the peace by scourging and beating this man almost to death. Still this was not enough.</text:p>
      <text:p text:style-name="P3"><text:tab/>D. Gives the Jews a choice, release Barabbas a known murderer or Jesus. The crowd chooses Barabbas. Pilate says he will crucify Jesus. He washes his hands symbolizing that the blood is on the Jews hands. <text:s/><text:span text:style-name="T1">Matthew 15:11 states “It’s not what goes into the mouth that defiles a person, but what comes out of the mouth—this defiles a person.” Pilate is not innocent, because he still is a participant in this travesty</text:span></text:p>
      <text:p text:style-name="P3"><text:soft-page-break/></text:p>
      <text:p text:style-name="P4">E. The crucifixion is done, a gigantic earthquake happens, the sky darkens and Sunday morning there is an empty tomb.</text:p>
      <text:p text:style-name="P5">Mary, James, Jude, sisters of Jesus</text:p>
      <text:p text:style-name="P6"><text:tab/>A. There are varying accounts of which people were at the empty tomb. In reality there were probably several women who went to check on Jesus. Mary the mother of Jesus certainly could have been one of them, but doubtful.</text:p>
      <text:p text:style-name="P6"><text:tab/>B. More than likely she was with her other sons and daughters. Although James, Jude and his sisters did not yet believe that Jesus was the Son of God, he was still their older brother. The crucifixion had to hurt.</text:p>
      <text:p text:style-name="P6"><text:tab/>C. Mary although knew the promises of God, might not have grasped what happened. She undoubtedly washed Jesus’ blood from where he was scourged, the same way she would have comforted him when he was small and got bumps and bruises. </text:p>
      <text:p text:style-name="P6"><text:tab/>D. His younger brothers and sisters had to be feeling conflicted. They knew what the Jewish law demanded so as devout Jews they knew what took place was righteous to the Jews, but Jesus was still their brother. </text:p>
      <text:p text:style-name="P6"><text:tab/>E. They news of the empty tomb had to spread fast, the Romans were out looking for the perpetrators who stole the body along with the Jewish Sanhedrin council. They would have no doubt stopped by and questioned Jesus’ family. In Acts we see before Jesus’ ascension that Mary is there, about 10 days after the resurrection it was at this point that all of His family believed.</text:p>
      <text:p text:style-name="P5">The Disciples</text:p>
      <text:p text:style-name="P6"><text:tab/>A. Now we come to the disciples. What they must have been thinking, and feeling. They followed this man this Son of God for 3 years, they gave up everything. Their jobs, their homes, and some of their families. They did not completely understand that Jesus was not conquering the world now. He had to die and be resurrected first</text:p>
      <text:p text:style-name="P6"><text:soft-page-break/><text:tab/>B. All ran at the Garden of Gethsemane, Peter tried to fight but Jesus stopped Him. Friday night and Saturday was a day of uncertainty for the many people who followed Christ. The 11 at this point were no different. The other followers looked to them the 11 to lead them to tell them what was happening, but all they had was fear and sadness.</text:p>
      <text:p text:style-name="P6"><text:tab/>C. Sunday came the women went to check on the tomb, the tomb was empty. Peter and John ran to it as well. <text:span text:style-name="T2">John 20:1-9 “20 </text:span><text:span text:style-name="T3">Now on the first day of the week Mary Magdalene came to the tomb early, while it was still dark, and saw that the stone had been taken away from the tomb. 2 So she ran and went to Simon Peter and the other disciple, the one whom Jesus loved, and said to them, “They have taken the Lord out of the tomb, and we do not know where they have laid him.” 3 So Peter went out with the other disciple, and they were going toward the tomb. 4 Both of them were running together, but the other disciple outran Peter and reached the tomb first. 5 And stooping to look in, he saw the linen cloths lying there, but he did not go in. 6 Then Simon Peter came, following him, and went into the tomb. He saw the linen cloths lying there, 7 and the face cloth, which had been on Jesus' head, not lying with the linen cloths but folded up in a place by itself. 8 Then the other disciple, who had reached the tomb first, also went in, and he saw and believed; 9 for as yet they did not understand the Scripture, that he must rise from the dead. 10 Then the disciples went back to their homes.”</text:span></text:p>
      <text:p text:style-name="P7">The Empty Tomb</text:p>
      <text:p text:style-name="P8"><text:tab/>A. This is the reason we are all there this morning, without an empty tomb there is no Christianity, Jesus was not who he claimed to be, Hallelujah, He was and more. The tomb was empty.</text:p>
      <text:p text:style-name="P8"><text:tab/>B. The guards were “as dead”. They were frightened. The stone was rolled away. It was a stone that had to be put in place by a lot of people one could not simply just roll it away by himself, but alas it was rolled away and the tomb was empty, albeit but the clothes that was used to bury Jesus in.</text:p>
      <text:p text:style-name="P8"><text:tab/>C. The Romans and Jews went looking for the body snatchers they would have questioned the disciples first, then Jesus’ family and finally they gave up. Because you cannot find a body if it was resurrected. </text:p>
      <text:p text:style-name="P7"><text:soft-page-break/>Closing</text:p>
      <text:p text:style-name="P8"><text:tab/>Jesus appeared to the disciples on at least 3 separate occasions to the disciples. He told them to go back to Galilee and await his instructions. He appeared to others as well. There were many who resurrected to testify about Jesus during this time. People who were dead and gone rose again to testify about Jesus being the Son of God. Many saints as it says in Matthew 27 testified to Jesus our Lord. There is no doubt that we are all here today because of His resurrection. We are meeting today because Jesus rose from the grave. Yes He was beaten, yes He was crucified, yes He was unjustly murdered, and Yes He rose from the grave. In closing I will leave with Jesus’ final words to His disciples, it is the words that those before us listed to and took to heart and it is the words that keeps us pushing to this day. </text:p>
      <text:p text:style-name="P9">Matthew 28:18-20 “18 And Jesus came and said to them, “All authority in heaven and on earth has been given to me. 19 Go therefore and make disciples of all nations, baptizing them in[b] the name of the Father and of the Son and of the Holy Spirit, 20 teaching them to observe all that I have commanded you. And behold, I am with you always, to the end of the age.”</text:p>
      <text:p text:style-name="P10">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3T13:12:18.107799494</meta:creation-date>
    <dc:title>default</dc:title>
    <meta:editing-duration>PT55S</meta:editing-duration>
    <meta:editing-cycles>2</meta:editing-cycles>
    <meta:generator>LibreOffice/26.2.1.1$Linux_X86_64 LibreOffice_project/620$Build-1</meta:generator>
    <dc:date>2026-04-03T13:56:42.767230661</dc:date>
    <meta:document-statistic meta:table-count="0" meta:image-count="0" meta:object-count="0" meta:page-count="4" meta:paragraph-count="28" meta:word-count="1330" meta:character-count="7116" meta:non-whitespace-character-count="5792"/>
    <meta:template xlink:type="simple" xlink:actuate="onRequest" xlink:title="default" xlink:href="../../../../../../Templates/default.ott" meta:date="2026-04-03T13:12:17.530808948"/>
  </office:meta>
</office:document-meta>
</file>